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f40" officeooo:paragraph-rsid="00052f40"/>
    </style:style>
    <style:style style:name="P2" style:family="paragraph" style:parent-style-name="Standard">
      <style:text-properties fo:font-weight="bold" officeooo:rsid="00052f40" officeooo:paragraph-rsid="00052f40" style:font-weight-asian="bold" style:font-weight-complex="bold"/>
    </style:style>
    <style:style style:name="P3" style:family="paragraph" style:parent-style-name="Standard">
      <style:text-properties fo:font-weight="normal" officeooo:rsid="00052f40" officeooo:paragraph-rsid="00052f40" style:font-weight-asian="normal" style:font-weight-complex="normal"/>
    </style:style>
    <style:style style:name="P4" style:family="paragraph" style:parent-style-name="Standard">
      <style:text-properties fo:font-weight="bold" officeooo:rsid="00052f40" officeooo:paragraph-rsid="00052f40" style:font-weight-asian="bold" style:font-weight-complex="bold"/>
    </style:style>
    <style:style style:name="P5" style:family="paragraph" style:parent-style-name="Standard">
      <style:text-properties fo:font-weight="bold" officeooo:rsid="001fb0a8" officeooo:paragraph-rsid="0007c72c" style:font-weight-asian="bold" style:font-weight-complex="bold"/>
    </style:style>
    <style:style style:name="P6" style:family="paragraph" style:parent-style-name="Standard">
      <style:text-properties officeooo:rsid="001fb0a8" officeooo:paragraph-rsid="0007c7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7c7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A DATABASE NAME VOTING_SYSTEM</text:p>
      <text:p text:style-name="P1"/>
      <text:p text:style-name="P2">TABLE1 : USERS</text:p>
      <text:p text:style-name="P1">CREATE TABLE USERS(</text:p>
      <text:p text:style-name="P1"><text:s text:c="4"/>USER_ID INT AUTO_INCREMENT PRIMARY KEY,</text:p>
      <text:p text:style-name="P1"><text:s text:c="4"/>USER_NAME VARCHAR(255),</text:p>
      <text:p text:style-name="P1"><text:s text:c="4"/>CNIC VARCHAR(15) UNIQUE,</text:p>
      <text:p text:style-name="P1"><text:s text:c="4"/>HAS_VOTED BOOLEAN DEFAULT FALSE);</text:p>
      <text:p text:style-name="P1"/>
      <text:p text:style-name="P2">TABLE2 : CANDIDATE</text:p>
      <text:p text:style-name="P1">CREATE TABLE CANDIDATE</text:p>
      <text:p text:style-name="P1"><text:s text:c="4"/>(CANDIDATE_ID INT AUTO_INCREMENT PRIMARY KEY,</text:p>
      <text:p text:style-name="P1"><text:s text:c="4"/>NAME VARCHAR(255),</text:p>
      <text:p text:style-name="P1"><text:s text:c="4"/>PARTY_NAME VARCHAR(255),</text:p>
      <text:p text:style-name="P1"><text:s text:c="4"/>VOTES INT DEFAULT 0);</text:p>
      <text:p text:style-name="P1"/>
      <text:p text:style-name="P2">TABLE3 : VOTES</text:p>
      <text:p text:style-name="P3">CREATE TABLE VOTES(</text:p>
      <text:p text:style-name="P3"><text:s/>VOTE_ID INT AUTO_INCREMENT PRIMARY KEY,</text:p>
      <text:p text:style-name="P3"><text:s/>USER_ID INT,</text:p>
      <text:p text:style-name="P3"><text:s/>CANDIDATE_ID INT,</text:p>
      <text:p text:style-name="P3"><text:s/>FOREIGN KEY(USER_ID) REFERENCES USERS(USER_ID),</text:p>
      <text:p text:style-name="P3"><text:s/>FOREIGN KEY(CANDIDATE_ID) REFERENCES CANDIDATE(CANDIDATE_ID));</text:p>
      <text:p text:style-name="P3"/>
      <text:p text:style-name="P3"><text:tab/><text:tab/><text:tab/><text:span text:style-name="T1">CONNECTING PYTHON TO MYSQL DB</text:span></text:p>
      <text:p text:style-name="P2">pip install mysql-connector-python</text:p>
      <text:p text:style-name="P2"/>
      <text:p text:style-name="P2"/>
      <text:p text:style-name="P2"><text:tab/><text:tab/><text:tab/><text:span text:style-name="T4">EXPORT IMPORT DATABASE IN TERMINAL</text:span></text:p>
      <text:p text:style-name="P6">13)To export database into local directory(sudo mysqldump -u root -p <text:s/>database_name &gt; <text:span text:style-name="T3">home</text:span><text:span text:style-name="T2">/usman/a.sql)</text:span></text:p>
      <text:p text:style-name="P5"><text:span text:style-name="T2">14)To import any database from local first we must have made a database in mysql then import from local(sudo mysql -u root -p database_name &lt; </text:span><text:span text:style-name="T3">home</text:span><text:span text:style-name="T2">/usman/a.sql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22:44:57.212116187</meta:creation-date>
    <dc:date>2024-11-24T19:06:04.246190562</dc:date>
    <meta:editing-duration>PT2H14M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119" meta:character-count="950" meta:non-whitespace-character-count="812"/>
  </office:meta>
</office:document-meta>
</file>